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Control signal logic</text:p>
          </table:table-cell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Note: Where 0 is low, 1 is high level, × is any level, when floating high.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1. 1 # motor interface control signal logic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ENA1</text:p>
          </table:table-cell>
          <table:table-cell office:value-type="string" calcext:value-type="string">
            <text:p>OUT1.OUT2 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brak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Floa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Forward to spe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Reverse spe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ll speed forwar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ll speed reversal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2. 2 # motor interface control signal logic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ENA2</text:p>
          </table:table-cell>
          <table:table-cell office:value-type="string" calcext:value-type="string">
            <text:p>OUT3.OUT4 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brak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Floa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Forward to spe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Reverse spe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ll speed forwar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ll speed revers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2:03:24.221000800</meta:creation-date>
    <dc:date>2017-06-15T22:05:18.734467805</dc:date>
    <meta:editing-duration>PT1M55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